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10000016B0370F50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158cm" svg:stroke-color="#000000" draw:stroke-linejoin="round" svg:stroke-linecap="butt" draw:fill="solid" draw:fill-color="#ef473c" fo:padding-top="0.079cm" fo:padding-bottom="0.079cm" fo:padding-left="0.079cm" fo:padding-right="0.079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3.021cm, 0cm, 4.36cm)" style:mirror="none" loext:decorative="false"/>
    </style:style>
    <style:style style:name="gr4" style:family="graphic" style:parent-style-name="standard">
      <style:graphic-properties draw:stroke="solid" svg:stroke-width="0.158cm" svg:stroke-color="#000000" draw:stroke-linejoin="round" svg:stroke-linecap="butt" draw:fill="none" fo:padding-top="0.079cm" fo:padding-bottom="0.079cm" fo:padding-left="0.079cm" fo:padding-right="0.079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f473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ffffff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19cm" svg:height="7.619cm" svg:x="0cm" svg:y="0cm" svg:viewBox="0 0 7620 7620" draw:points="0,0 7620,0 7620,7620 0,7620">
          <text:p/>
        </draw:polygon>
        <draw:path draw:style-name="gr2" draw:text-style-name="P2" draw:layer="layout" svg:width="6.352cm" svg:height="6.352cm" svg:x="0.638cm" svg:y="0.635cm" svg:viewBox="0 0 6353 6353" svg:d="M6353 3178c0 557-147 1105-426 1587-278 483-679 884-1162 1162-482 279-1030 426-1587 426-559 0-1107-147-1589-426-484-278-885-679-1163-1162-279-482-426-1030-426-1587 0-559 147-1107 426-1589 278-484 679-885 1163-1163 482-279 1030-426 1587-426 559 0 1107 147 1589 426 483 278 884 679 1162 1163 279 482 426 1030 426 1587z">
          <text:p/>
        </draw:path>
        <draw:frame draw:style-name="gr3" draw:text-style-name="P3" draw:layer="layout" svg:width="4.762cm" svg:height="3.807cm" svg:x="1.587cm" svg:y="1.905cm">
          <draw:image xlink:href="Pictures/10000000000003010000016B0370F504.jpg" xlink:type="simple" xlink:show="embed" xlink:actuate="onLoad" draw:mime-type="image/jpeg">
            <text:p/>
          </draw:image>
        </draw:frame>
        <draw:path draw:style-name="gr4" draw:text-style-name="P3" draw:layer="layout" svg:width="6.351cm" svg:height="6.351cm" svg:x="0.635cm" svg:y="0.635cm" svg:viewBox="0 0 6352 6352" svg:d="M6352 3177c0 557-147 1105-425 1587-279 484-679 884-1163 1163-482 278-1030 425-1587 425-558 0-1107-147-1589-425-482-279-883-679-1163-1163-277-482-425-1030-425-1587 0-558 148-1107 425-1589 280-482 681-883 1163-1163 482-277 1031-425 1588-425 558 0 1106 148 1588 425 484 280 884 681 1163 1163 278 482 425 1031 425 1588z">
          <text:p/>
        </draw:path>
        <draw:frame draw:style-name="gr5" draw:text-style-name="P5" draw:layer="layout" svg:width="0.634cm" svg:height="0.712cm" svg:x="3.633cm" svg:y="3.455cm">
          <draw:text-box>
            <text:p text:style-name="P4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7T13:35:14.168000000</dc:date>
    <meta:editing-duration>PT1M43S</meta:editing-duration>
    <meta:editing-cycles>1</meta:editing-cycles>
    <meta:document-statistic meta:object-count="5"/>
    <meta:generator>LibreOffice/24.2.2.2$Windows_X86_64 LibreOffice_project/d56cc158d8a96260b836f100ef4b4ef25d6f1a01</meta:generator>
  </office:meta>
</office:document-meta>
</file>